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203870"/>
    </style:style>
    <style:style style:name="P2" style:family="paragraph" style:parent-style-name="Standard">
      <style:text-properties officeooo:rsid="001e8130" officeooo:paragraph-rsid="001e8130"/>
    </style:style>
    <style:style style:name="P3" style:family="paragraph" style:parent-style-name="Text_20_body">
      <style:text-properties officeooo:rsid="001e8130" officeooo:paragraph-rsid="00203870"/>
    </style:style>
    <style:style style:name="P4" style:family="paragraph" style:parent-style-name="Text_20_body">
      <style:text-properties officeooo:rsid="0023bf36" officeooo:paragraph-rsid="0023bf36"/>
    </style:style>
    <style:style style:name="P5" style:family="paragraph" style:parent-style-name="Text_20_body">
      <style:text-properties officeooo:rsid="00296121" officeooo:paragraph-rsid="00296121"/>
    </style:style>
    <style:style style:name="P6" style:family="paragraph" style:parent-style-name="Text_20_body">
      <style:text-properties officeooo:rsid="002a424a" officeooo:paragraph-rsid="002a424a"/>
    </style:style>
    <style:style style:name="P7" style:family="paragraph" style:parent-style-name="Text_20_body">
      <style:text-properties officeooo:rsid="002c29ff" officeooo:paragraph-rsid="002c29ff"/>
    </style:style>
    <style:style style:name="P8" style:family="paragraph" style:parent-style-name="Text_20_body">
      <style:text-properties officeooo:rsid="002eedb9" officeooo:paragraph-rsid="002eedb9"/>
    </style:style>
    <style:style style:name="P9" style:family="paragraph" style:parent-style-name="Text_20_body">
      <style:text-properties officeooo:paragraph-rsid="002eedb9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>
      <style:text-properties officeooo:rsid="002c29ff" officeooo:paragraph-rsid="002c29ff"/>
    </style:style>
    <style:style style:name="P15" style:family="paragraph" style:parent-style-name="Text_20_body" style:list-style-name="L5">
      <style:text-properties officeooo:rsid="002cf475" officeooo:paragraph-rsid="002cf475"/>
    </style:style>
    <style:style style:name="P16" style:family="paragraph" style:parent-style-name="Text_20_body" style:list-style-name="L5">
      <style:text-properties officeooo:rsid="0031037f" officeooo:paragraph-rsid="0031037f"/>
    </style:style>
    <style:style style:name="T1" style:family="text">
      <style:text-properties officeooo:rsid="00203870"/>
    </style:style>
    <style:style style:name="T2" style:family="text">
      <style:text-properties officeooo:rsid="0021db21"/>
    </style:style>
    <style:style style:name="T3" style:family="text">
      <style:text-properties officeooo:rsid="0026644b"/>
    </style:style>
    <style:style style:name="T4" style:family="text">
      <style:text-properties officeooo:rsid="002cf475"/>
    </style:style>
    <style:style style:name="T5" style:family="text">
      <style:text-properties officeooo:rsid="002eedb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 faire : </text:p>
      <text:p text:style-name="P2">binaire setup :</text:p>
      <text:p text:style-name="P2">durcissement « défense-en-profondeur</text:p>
      <text:h text:style-name="P1" text:outline-level="2"><text:span text:style-name="Strong_20_Emphasis"><text:span text:style-name="T1">Utiliser </text:span></text:span><text:span text:style-name="Strong_20_Emphasis">AppArmor/USBGuard : pour être certain qu’aucun binaire non explicitement autorisé ne puisse accéder à </text:span><text:span text:style-name="Strong_20_Emphasis"><text:span text:style-name="Source_20_Text">/dev/sd*</text:span></text:span><text:span text:style-name="Strong_20_Emphasis">, même si un bug traîne dans le système </text:span><text:span text:style-name="Strong_20_Emphasis"><text:span text:style-name="T2">et limiter les capability de l’agent</text:span></text:span></text:h>
      <text:p text:style-name="P3"><text:span text:style-name="Strong_20_Emphasis">Tu peux aussi restreindre davantage les droits avec :</text:span></text:p>
      <text:list text:style-name="L1">
        <text:list-item>
          <text:p text:style-name="P10"><text:span text:style-name="Source_20_Text">Seccomp</text:span> → règles de filtrage des appels système.</text:p>
        </text:list-item>
        <text:list-item>
          <text:p text:style-name="P10"><text:span text:style-name="Source_20_Text">CapabilityBoundingSet</text:span> (systemd) → interdit les caps non listées.</text:p>
        </text:list-item>
        <text:list-item>
          <text:p text:style-name="P10"><text:span text:style-name="Source_20_Text">no_new_privs</text:span> → empêche gain de privilèges même via exec.</text:p>
        </text:list-item>
      </text:list>
      <text:p text:style-name="P3"><text:span text:style-name="Strong_20_Emphasis">seccomp/Landlock : réduire l’ABI exposée</text:span></text:p>
      <text:p text:style-name="P3"><text:span text:style-name="Strong_20_Emphasis"><text:span text:style-name="Source_20_Text">seccomp</text:span></text:span><text:span text:style-name="Strong_20_Emphasis"> (libseccomp-rs) : autoriser uniquement </text:span><text:span text:style-name="Strong_20_Emphasis"><text:span text:style-name="Source_20_Text">openat</text:span></text:span><text:span text:style-name="Strong_20_Emphasis">, </text:span><text:span text:style-name="Strong_20_Emphasis"><text:span text:style-name="Source_20_Text">read</text:span></text:span><text:span text:style-name="Strong_20_Emphasis">, </text:span><text:span text:style-name="Strong_20_Emphasis"><text:span text:style-name="Source_20_Text">write</text:span></text:span><text:span text:style-name="Strong_20_Emphasis">, </text:span><text:span text:style-name="Strong_20_Emphasis"><text:span text:style-name="Source_20_Text">mmap</text:span></text:span><text:span text:style-name="Strong_20_Emphasis">, </text:span><text:span text:style-name="Strong_20_Emphasis"><text:span text:style-name="Source_20_Text">mount</text:span></text:span><text:span text:style-name="Strong_20_Emphasis">, </text:span><text:span text:style-name="Strong_20_Emphasis"><text:span text:style-name="Source_20_Text">umount2</text:span></text:span><text:span text:style-name="Strong_20_Emphasis">, </text:span><text:span text:style-name="Strong_20_Emphasis"><text:span text:style-name="Source_20_Text">sendmsg</text:span></text:span><text:span text:style-name="Strong_20_Emphasis">.</text:span></text:p>
      <text:list text:style-name="L2">
        <text:list-item>
          <text:p text:style-name="P11"><text:span text:style-name="Source_20_Text">landlock</text:span> : interdire la création de nouveaux fichiers hors tmpfs.</text:p>
        </text:list-item>
      </text:list>
      <text:p text:style-name="P3"><text:span text:style-name="Strong_20_Emphasis"/></text:p>
      <text:p text:style-name="P3"><text:span text:style-name="Strong_20_Emphasis"/></text:p>
      <text:p text:style-name="P4">Stateless<text:line-break/><text:span text:style-name="T3">Pas de user mount et mappage gid/uid car cela ne permet pas de monter un device qui est sous un dossier lié a un user spécifiques avec perm 770</text:span></text:p>
      <text:p text:style-name="P4"/>
      <text:p text:style-name="P5">Sandbox renforcée si j’ajoute des NS ?</text:p>
      <text:p text:style-name="P5">clone(</text:p>
      <text:p text:style-name="P5"><text:s text:c="4"/>CLONE_NEWUSER | CLONE_NEWNS | CLONE_NEWPID |</text:p>
      <text:p text:style-name="P5"><text:s text:c="4"/>CLONE_NEWUTS | CLONE_NEWNET | CLONE_NEWIPC,</text:p>
      <text:p text:style-name="P5"><text:s text:c="4"/>...</text:p>
      <text:p text:style-name="P5">);</text:p>
      <text:p text:style-name="P5"/>
      <text:p text:style-name="P5">Rule udev → <text:span text:style-name="Source_20_Text">systemd-run --wait --collect</text:span> pour lancer un <text:span text:style-name="Emphasis">transient unit</text:span> (donne déjà <text:span text:style-name="Source_20_Text">PrivateMounts=yes</text:span>, <text:span text:style-name="Source_20_Text">ProtectHome=yes</text:span>, etc.).</text:p>
      <text:list text:style-name="L3">
        <text:list-item>
          <text:p text:style-name="P12">Ouvre <text:span text:style-name="Source_20_Text">/dev/sdX</text:span> en FD ; le passe au service via <text:span text:style-name="Source_20_Text">–property=FDs=</text:span>.</text:p>
        </text:list-item>
      </text:list>
      <text:p text:style-name="P5"/>
      <text:p text:style-name="P5"><text:span text:style-name="Strong_20_Emphasis">Montage de la partition</text:span></text:p>
      <text:list text:style-name="L4">
        <text:list-item>
          <text:p text:style-name="P13"><text:soft-page-break/>Flags : <text:span text:style-name="Source_20_Text">MS_RDONLY|MS_NOEXEC|MS_NOSUID|MS_NODEV|MS_STRICTATIME</text:span>.</text:p>
        </text:list-item>
        <text:list-item>
          <text:p text:style-name="P13">Timeout de montage (ex. 10 s) via thread watchdog.</text:p>
        </text:list-item>
      </text:list>
      <text:p text:style-name="P5"/>
      <text:p text:style-name="P5"/>
      <text:p text:style-name="P7">A<text:span text:style-name="T4">méliorations</text:span> pour l’agent :</text:p>
      <text:list text:style-name="L5">
        <text:list-item>
          <text:p text:style-name="P16">CAP sur bin rustykey-worker au lieu de systemd</text:p>
        </text:list-item>
        <text:list-item>
          <text:p text:style-name="P15">Remplacer les 2 fork par un clone namespace</text:p>
        </text:list-item>
        <text:list-item>
          <text:p text:style-name="P14">ne pas mount le device → le lire avec FD</text:p>
        </text:list-item>
        <text:list-item>
          <text:p text:style-name="P14">Durcicement AppArmor <text:s/>/ Secccomp</text:p>
        </text:list-item>
      </text:list>
      <text:p text:style-name="P7"/>
      <text:p text:style-name="P8">Backend :</text:p>
      <text:p text:style-name="P8">tokio + hyper/axum pour l’HTTP ; rustls pour le mTLS</text:p>
      <text:p text:style-name="P9"><text:span text:style-name="T5">authentifier : </text:span>Certificats X.509 par poste ou clé ed25519 + <text:span text:style-name="Source_20_Text">noise-protocol</text:span> ; premier jalon : refuser toute session non signée</text:p>
      <text:p text:style-name="P6">Difficultées rencontrées : </text:p>
      <text:p text:style-name="P6">jai du changer plusieurs fois d’archi car je me rendais copte que je pouvais farie autrement pour plus de securité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0T15:41:19.339107135</meta:creation-date>
    <dc:date>2025-07-31T23:12:19.893428777</dc:date>
    <meta:editing-duration>P1DT3H11M23S</meta:editing-duration>
    <meta:editing-cycles>15</meta:editing-cycles>
    <meta:generator>LibreOffice/24.2.7.2$Linux_X86_64 LibreOffice_project/420$Build-2</meta:generator>
    <meta:document-statistic meta:table-count="0" meta:image-count="0" meta:object-count="0" meta:page-count="2" meta:paragraph-count="33" meta:word-count="296" meta:character-count="1830" meta:non-whitespace-character-count="1565"/>
  </office:meta>
</office:document-meta>
</file>